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28d3" officeooo:paragraph-rsid="000728d3"/>
    </style:style>
    <style:style style:name="P2" style:family="paragraph" style:parent-style-name="Standard" style:list-style-name="L1">
      <style:text-properties officeooo:rsid="000728d3" officeooo:paragraph-rsid="000728d3"/>
    </style:style>
    <style:style style:name="P3" style:family="paragraph" style:parent-style-name="Standard" style:list-style-name="L1">
      <style:text-properties officeooo:rsid="000728d3" officeooo:paragraph-rsid="0007aa8b"/>
    </style:style>
    <style:style style:name="P4" style:family="paragraph" style:parent-style-name="Standard" style:list-style-name="L1">
      <style:text-properties officeooo:paragraph-rsid="000728d3"/>
    </style:style>
    <style:style style:name="P5" style:family="paragraph" style:parent-style-name="Standard" style:list-style-name="L1">
      <style:text-properties officeooo:rsid="0007aa8b" officeooo:paragraph-rsid="0007aa8b"/>
    </style:style>
    <style:style style:name="P6" style:family="paragraph" style:parent-style-name="Standard" style:list-style-name="L1">
      <style:text-properties officeooo:rsid="0008b6eb" officeooo:paragraph-rsid="0008b6eb"/>
    </style:style>
    <style:style style:name="T1" style:family="text">
      <style:text-properties officeooo:rsid="000728d3"/>
    </style:style>
    <style:style style:name="T2" style:family="text">
      <style:text-properties officeooo:rsid="0007aa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i:</text:p>
      <text:list xml:id="list1911069037289103163" text:style-name="L1">
        <text:list-item>
          <text:p text:style-name="P2">Kontroler przerzutki - program</text:p>
          <text:list>
            <text:list-item>
              <text:p text:style-name="P2">Tryb automatyczny</text:p>
              <text:list>
                <text:list-item>
                  <text:p text:style-name="P2">tryb comfort – utrzymanie zadanej prędkości na podstawie kadencji. <text:span text:style-name="T2">Brak możliwości przełączania ręcznego</text:span></text:p>
                  <text:list>
                    <text:list-item>
                      <text:p text:style-name="P4"><text:span text:style-name="T1"><text:s/>wykorzystanie timera do cyklicznego przerwania sprawdzającego aktualną kadencję – powiedzmy co 2 sek</text:span></text:p>
                    </text:list-item>
                    <text:list-item>
                      <text:p text:style-name="P5">wyłaczenie przewań od przycisków do zmiany biegów</text:p>
                    </text:list-item>
                  </text:list>
                </text:list-item>
                <text:list-item>
                  <text:p text:style-name="P2">tryb active – <text:span text:style-name="T2">kadencja + możliwość zmiany ręcznej. Trochę bardziej sportowa charakterystyka.</text:span></text:p>
                  <text:list>
                    <text:list-item>
                      <text:p text:style-name="P5">Wykorzystanie timera do cyklicznego przerwania sprawdzającego aktualną kadencję – co pół sekundy. </text:p>
                    </text:list-item>
                  </text:list>
                </text:list-item>
                <text:list-item>
                  <text:p text:style-name="P2">tryb sport – <text:span text:style-name="T2">jakas fuzja danych. Można brać pod uwagę kadencję, prędkość, pochodną prędkości, dane z akcelerometru(poziom nachylenia stoku). Być może jakieś</text:span></text:p>
                </text:list-item>
              </text:list>
            </text:list-item>
            <text:list-item>
              <text:p text:style-name="P2">Tryb ręczny</text:p>
              <text:list>
                <text:list-item>
                  <text:list>
                    <text:list-item>
                      <text:p text:style-name="P5">dorobienie możliwości zmiany przełożeń przytrzymując przycisków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Elektronika</text:p>
          <text:list>
            <text:list-item>
              <text:p text:style-name="P5">Panel kontroli</text:p>
              <text:list>
                <text:list-item>
                  <text:list>
                    <text:list-item>
                      <text:p text:style-name="P5">zaprojektowanie panelu</text:p>
                    </text:list-item>
                    <text:list-item>
                      <text:p text:style-name="P5">wykonanie panelu</text:p>
                    </text:list-item>
                    <text:list-item>
                      <text:p text:style-name="P5">montaż panelu</text:p>
                    </text:list-item>
                  </text:list>
                </text:list-item>
              </text:list>
            </text:list-item>
            <text:list-item>
              <text:p text:style-name="P5">Akcelerometr</text:p>
              <text:list>
                <text:list-item>
                  <text:list>
                    <text:list-item>
                      <text:p text:style-name="P5">montaż akcelerometru</text:p>
                    </text:list-item>
                  </text:list>
                </text:list-item>
              </text:list>
            </text:list-item>
            <text:list-item>
              <text:p text:style-name="P5">przetestowanie czujników prędkości obrotowej koła</text:p>
            </text:list-item>
          </text:list>
        </text:list-item>
        <text:list-item>
          <text:p text:style-name="P2">Praca magisterska</text:p>
          <text:list>
            <text:list-item>
              <text:p text:style-name="P6">Opis sprzętu</text:p>
              <text:list>
                <text:list-item>
                  <text:list>
                    <text:list-item>
                      <text:p text:style-name="P6">Texas procek</text:p>
                    </text:list-item>
                    <text:list-item>
                      <text:p text:style-name="P6">akcelerometr</text:p>
                    </text:list-item>
                    <text:list-item>
                      <text:p text:style-name="P6">serwomechanizm</text:p>
                    </text:list-item>
                    <text:list-item>
                      <text:p text:style-name="P6">schemat połącznia</text:p>
                    </text:list-item>
                  </text:list>
                </text:list-item>
              </text:list>
            </text:list-item>
            <text:list-item>
              <text:p text:style-name="P6">Opis środowiska</text:p>
              <text:list>
                <text:list-item>
                  <text:list>
                    <text:list-item>
                      <text:p text:style-name="P6">CCS </text:p>
                    </text:list-item>
                    <text:list-item>
                      <text:p text:style-name="P6">Arm toolchain</text:p>
                    </text:list-item>
                    <text:list-item>
                      <text:p text:style-name="P6">analizator stanów logicznych</text:p>
                    </text:list-item>
                  </text:list>
                </text:list-item>
              </text:list>
            </text:list-item>
            <text:list-item>
              <text:p text:style-name="P6">Opis napotkanych problemów</text:p>
              <text:list>
                <text:list-item>
                  <text:list>
                    <text:list-item>
                      <text:p text:style-name="P6">filtry RC</text:p>
                    </text:list-item>
                    <text:list-item>
                      <text:p text:style-name="P6">można coś o zużyciu energii, dobór baterii</text:p>
                    </text:list-item>
                  </text:list>
                </text:list-item>
              </text:list>
            </text:list-item>
            <text:list-item>
              <text:p text:style-name="P6">Opis teorii</text:p>
              <text:list>
                <text:list-item>
                  <text:list>
                    <text:list-item>
                      <text:p text:style-name="P6">filtry RC, stała czasowa, obiekt inercyjny 1 rzędu</text:p>
                    </text:list-item>
                    <text:list-item>
                      <text:p text:style-name="P6">układ zamknięty – serwomechanizm</text:p>
                    </text:list-item>
                    <text:list-item>
                      <text:p text:style-name="P6">sterowaniu rozmytym</text:p>
                    </text:list-item>
                  </text:list>
                </text:list-item>
              </text:list>
            </text:list-item>
            <text:list-item>
              <text:p text:style-name="P6">Opis algorytmu</text:p>
              <text:list>
                <text:list-item>
                  <text:list>
                    <text:list-item>
                      <text:p text:style-name="P6">opis trybów</text:p>
                    </text:list-item>
                    <text:list-item>
                      <text:p text:style-name="P6">rysunki</text:p>
                    </text:list-item>
                  </text:list>
                </text:list-item>
              </text:list>
            </text:list-item>
            <text:list-item>
              <text:p text:style-name="P6"/>
            </text:list-item>
          </text:list>
        </text:list-item>
        <text:list-item>
          <text:p text:style-name="P5">Mechanika</text:p>
          <text:list>
            <text:list-item>
              <text:p text:style-name="P5">Zmiana przełożeń</text:p>
              <text:list>
                <text:list-item>
                  <text:list>
                    <text:list-item>
                      <text:p text:style-name="P5">popracowanie nad lepszą zmianą przełożeń – może wyeliminowanie jedynki</text:p>
                      <text:p text:style-name="P3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22:24:19.232677683</meta:creation-date>
    <dc:date>2016-07-04T22:51:45.789319743</dc:date>
    <meta:editing-duration>PT17M4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44" meta:word-count="210" meta:character-count="1415" meta:non-whitespace-character-count="1280"/>
  </office:meta>
</office:document-meta>
</file>